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90d59" officeooo:paragraph-rsid="00190d59"/>
    </style:style>
    <style:style style:name="P2" style:family="paragraph" style:parent-style-name="Standard">
      <style:text-properties style:font-name="Courier New" officeooo:rsid="00190d59" officeooo:paragraph-rsid="001a0dc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32pt" fo:font-weight="bold" officeooo:rsid="001a0dce" officeooo:paragraph-rsid="001a0dce" style:font-size-asian="32pt" style:font-weight-asian="bold" style:font-size-complex="32pt" style:font-weight-complex="bold"/>
    </style:style>
    <style:style style:name="P4" style:family="paragraph" style:parent-style-name="Standard">
      <style:text-properties style:font-name="Courier New" fo:font-weight="bold" officeooo:rsid="00190d59" officeooo:paragraph-rsid="00190d59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190d59" officeooo:paragraph-rsid="001a0dce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97cce" officeooo:paragraph-rsid="00197cce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19e447" officeooo:paragraph-rsid="0019e447" style:font-weight-asian="bold" style:font-weight-complex="bold"/>
    </style:style>
    <style:style style:name="P8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9" style:family="paragraph" style:parent-style-name="Standard">
      <style:text-properties officeooo:rsid="00190d59" officeooo:paragraph-rsid="00190d59"/>
    </style:style>
    <style:style style:name="P10" style:family="paragraph" style:parent-style-name="Quotations">
      <style:paragraph-properties fo:margin-left="0cm" fo:margin-right="1cm" fo:text-indent="0cm" style:auto-text-indent="false"/>
      <style:text-properties style:font-name="Courier New" fo:font-weight="normal" officeooo:rsid="0019e447" officeooo:paragraph-rsid="0019e447" style:font-weight-asian="normal" style:font-weight-complex="normal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style:font-name="Courier New" officeooo:rsid="0019e447" officeooo:paragraph-rsid="0019e447"/>
    </style:style>
    <style:style style:name="P12" style:family="paragraph" style:parent-style-name="Quotations">
      <style:paragraph-properties fo:margin-left="0cm" fo:margin-right="1cm" fo:text-indent="0cm" style:auto-text-indent="false"/>
      <style:text-properties style:font-name="Courier New" officeooo:paragraph-rsid="00197cce"/>
    </style:style>
    <style:style style:name="P13" style:family="paragraph" style:parent-style-name="Quotations">
      <style:paragraph-properties fo:margin-left="0cm" fo:margin-right="1cm" fo:text-indent="0cm" style:auto-text-indent="false"/>
      <style:text-properties style:font-name="Courier New" officeooo:rsid="00197cce" officeooo:paragraph-rsid="00197cce"/>
    </style:style>
    <style:style style:name="P14" style:family="paragraph" style:parent-style-name="Quotations">
      <style:text-properties style:font-name="Courier New"/>
    </style:style>
    <style:style style:name="P15" style:family="paragraph" style:parent-style-name="Quotations">
      <style:paragraph-properties fo:margin-top="0cm" fo:margin-bottom="0.097cm" style:contextual-spacing="false"/>
      <style:text-properties style:font-name="Courier New"/>
    </style:style>
    <style:style style:name="P16" style:family="paragraph" style:parent-style-name="Standard">
      <style:text-properties style:font-name="Courier New" officeooo:rsid="00190d59" officeooo:paragraph-rsid="00190d59"/>
    </style:style>
    <style:style style:name="P17" style:family="paragraph" style:parent-style-name="Standard">
      <style:paragraph-properties fo:break-before="page"/>
      <style:text-properties style:font-name="Courier New" officeooo:rsid="00190d59" officeooo:paragraph-rsid="00190d59"/>
    </style:style>
    <style:style style:name="P18" style:family="paragraph" style:parent-style-name="Standard">
      <style:text-properties style:font-name="Courier New" fo:font-weight="bold" officeooo:rsid="00197cce" officeooo:paragraph-rsid="00197cce" style:font-weight-asian="bold" style:font-weight-complex="bold"/>
    </style:style>
    <style:style style:name="P19" style:family="paragraph" style:parent-style-name="Standard">
      <style:text-properties style:font-name="Courier New" fo:font-weight="bold" officeooo:rsid="001da78f" officeooo:paragraph-rsid="001da78f" style:font-weight-asian="bold" style:font-weight-complex="bold"/>
    </style:style>
    <style:style style:name="P20" style:family="paragraph" style:parent-style-name="Standard">
      <style:text-properties style:font-name="Courier New" officeooo:paragraph-rsid="00197cce"/>
    </style:style>
    <style:style style:name="P21" style:family="paragraph" style:parent-style-name="Standard">
      <style:text-properties style:font-name="Courier New" fo:font-weight="normal" officeooo:rsid="00197cce" officeooo:paragraph-rsid="0019e447" style:font-weight-asian="normal" style:font-weight-complex="normal"/>
    </style:style>
    <style:style style:name="P22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23" style:family="paragraph" style:parent-style-name="Standard">
      <style:text-properties style:font-name="Courier New" fo:font-weight="normal" officeooo:rsid="001da78f" officeooo:paragraph-rsid="001da78f" style:font-weight-asian="normal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officeooo:rsid="001a0dc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7cce" style:font-weight-asian="bold" style:font-weight-complex="bold"/>
    </style:style>
    <style:style style:name="T6" style:family="text">
      <style:text-properties fo:font-weight="bold" officeooo:rsid="0019e447" style:font-weight-asian="bold" style:font-weight-complex="bold"/>
    </style:style>
    <style:style style:name="T7" style:family="text">
      <style:text-properties fo:color="#069a2e" loext:opacity="100%" fo:font-weight="bold" style:font-weight-asian="bold" style:font-weight-complex="bold"/>
    </style:style>
    <style:style style:name="T8" style:family="text">
      <style:text-properties fo:color="#069a2e" loext:opacity="100%" fo:font-weight="bold" officeooo:rsid="00197cce" style:font-weight-asian="bold" style:font-weight-complex="bold"/>
    </style:style>
    <style:style style:name="T9" style:family="text">
      <style:text-properties officeooo:rsid="00197cc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e447" style:font-weight-asian="normal" style:font-weight-complex="normal"/>
    </style:style>
    <style:style style:name="T12" style:family="text">
      <style:text-properties fo:color="#ff860d" loext:opacity="100%" fo:font-weight="bold" style:font-weight-asian="bold" style:font-weight-complex="bold"/>
    </style:style>
    <style:style style:name="T13" style:family="text">
      <style:text-properties fo:color="#ff860d" loext:opacity="100%" fo:font-weight="bold" officeooo:rsid="00197cce" style:font-weight-asian="bold" style:font-weight-complex="bold"/>
    </style:style>
    <style:style style:name="T14" style:family="text">
      <style:text-properties fo:color="#3465a4" loext:opacity="100%"/>
    </style:style>
    <style:style style:name="T15" style:family="text">
      <style:text-properties fo:color="#3465a4" loext:opacity="100%" fo:font-weight="bold" style:font-weight-asian="bold" style:font-weight-complex="bold"/>
    </style:style>
    <style:style style:name="T16" style:family="text">
      <style:text-properties fo:color="#ff6d6d" loext:opacity="100%"/>
    </style:style>
    <style:style style:name="T17" style:family="text">
      <style:text-properties fo:color="#a1467e" loext:opacity="100%"/>
    </style:style>
    <style:style style:name="T18" style:family="text">
      <style:text-properties fo:color="#a1467e" loext:opacity="100%" fo:font-weight="bold" style:font-weight-asian="bold" style:font-weight-complex="bold"/>
    </style:style>
    <style:style style:name="T19" style:family="text">
      <style:text-properties fo:color="#a1467e" loext:opacity="100%" fo:font-weight="bold" officeooo:rsid="00197cce" style:font-weight-asian="bold" style:font-weight-complex="bold"/>
    </style:style>
    <style:style style:name="T20" style:family="text">
      <style:text-properties officeooo:rsid="001a0dce"/>
    </style:style>
    <style:style style:name="T21" style:family="text">
      <style:text-properties officeooo:rsid="0019e447"/>
    </style:style>
    <style:style style:name="T22" style:family="text">
      <style:text-properties fo:color="#0b62e9" loext:opacity="100%"/>
    </style:style>
    <style:style style:name="T23" style:family="text">
      <style:text-properties fo:color="#0b62e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rls-Day 2023 <text:line-break/>JavaScript Hilfe</text:p>
      <text:p text:style-name="P1"/>
      <text:p text:style-name="P1"/>
      <text:p text:style-name="P1">Hier findet ihr die wichtigsten Java<text:span text:style-name="T20">S</text:span>cript Werkzeuge, die ihr zur Umsetzung Eurer kleinen Applikation braucht:</text:p>
      <text:p text:style-name="P1"/>
      <text:p text:style-name="P4">Was ist mein Einstiegspunkt, um per Javascript auf Elemente meiner Seite zuzugreifen?</text:p>
      <text:p text:style-name="P8">1) <text:span text:style-name="T4">document</text:span></text:p>
      <text:p text:style-name="P8"><text:tab/>→ <text:span text:style-name="T4">document</text:span> ist die Javascript Repräsentation des HTML-Baums, der meine Seite strukturiert, dh, es enthält ALLE HTML-Elemente, die ich in meine Seite eingefügt habe</text:p>
      <text:p text:style-name="P1"/>
      <text:p text:style-name="P4">Wie wähle ich HTML-Elemente meiner Webseite aus?</text:p>
      <text:p text:style-name="P4"/>
      <text:p text:style-name="P2"><text:span text:style-name="T20">1</text:span>) <text:span text:style-name="T4">document.</text:span><text:a xlink:type="simple" xlink:href="https://developer.mozilla.org/en-US/docs/Web/API/Document/getElementById" text:style-name="Internet_20_link" text:visited-style-name="Visited_20_Internet_20_Link"><text:span text:style-name="T4">getElementById</text:span></text:a><text:span text:style-name="T4">('meineId')</text:span></text:p>
      <text:p text:style-name="P5"><text:tab/>→ <text:span text:style-name="T10">Liefert das Element mit dieser Id zurück</text:span></text:p>
      <text:p text:style-name="P1"/>
      <text:p text:style-name="P9"><text:span text:style-name="T3">2</text:span><text:span text:style-name="T1">) </text:span><text:span text:style-name="T2">document.</text:span><text:a xlink:type="simple" xlink:href="https://developer.mozilla.org/en-US/docs/Web/API/Document/querySelector" text:style-name="Internet_20_link" text:visited-style-name="Visited_20_Internet_20_Link"><text:span text:style-name="T2">querySelector</text:span></text:a><text:span text:style-name="T2">('.meineCSSKlasse')</text:span></text:p>
      <text:p text:style-name="P1"><text:tab/>→ <text:span text:style-name="T10">Liefert das erste Element zurück, auf das der Selektor<text:line-break/><text:tab/>zutrifft</text:span></text:p>
      <text:p text:style-name="P1"><text:span text:style-name="T10"/></text:p>
      <text:p text:style-name="P1"><text:span text:style-name="T10"/></text:p>
      <text:p text:style-name="P19">Was ist eine Variable?</text:p>
      <text:p text:style-name="P23">Eine Variable ist ein Speicherplatz, um Ergebnisse von Funktions-Aufrufen zu speichern, um später wieder darauf zugreifen zu können:</text:p>
      <text:p text:style-name="P23"><text:span text:style-name="T23">let meinElement</text:span> = document.querySelector('.dogs');</text:p>
      <text:p text:style-name="P23"/>
      <text:p text:style-name="P23">Mit dem Schlüsselwort '<text:span text:style-name="T23">let</text:span>' und einem darauf folgenden, frei wählbaren Namen ('<text:span text:style-name="T23">meinElement</text:span>') erzeuge ich eine Variable.</text:p>
      <text:p text:style-name="P1"/>
      <text:p text:style-name="P1"/>
      <text:p text:style-name="P17"><text:span text:style-name="T4">Wie kann ich einzelne Elemente meiner Seite auf Ereignisse reagieren </text:span><text:span text:style-name="T5">lassen</text:span><text:span text:style-name="T4">? </text:span></text:p>
      <text:p text:style-name="P8">Möchte ich, zum Beispiel, einen Button auf Klicken mit der Maus reagieren lassen, <text:span text:style-name="T9">muss</text:span> ich den Button mit einem <text:span text:style-name="T4">EventListener</text:span> versehen:</text:p>
      <text:p text:style-name="P8"/>
      <text:p text:style-name="P15">const dogsButton = document.querySelector('.buttonDogs');</text:p>
      <text:p text:style-name="P15">dogsButton.<text:span text:style-name="T4">addEventListener</text:span>('<text:span text:style-name="T7">click</text:span>', <text:span text:style-name="T12">function</text:span>() {</text:p>
      <text:p text:style-name="P15"><text:tab/>alert('Klick!');</text:p>
      <text:p text:style-name="P15">});</text:p>
      <text:p text:style-name="P8"/>
      <text:p text:style-name="P8">Mit einem <text:span text:style-name="T4">EventListener</text:span> versehen, lauscht der Button ab jetzt darauf, ob er angeklickt <text:span text:style-name="T9">('</text:span><text:span text:style-name="T8">click</text:span><text:span text:style-name="T9">')</text:span> wurde.</text:p>
      <text:p text:style-name="P8"/>
      <text:p text:style-name="P8">Wenn ja, <text:span text:style-name="T9">wird die </text:span><text:span text:style-name="T13">function</text:span><text:span text:style-name="T5">()</text:span><text:span text:style-name="T9"> ausgeführt.</text:span></text:p>
      <text:p text:style-name="P1"/>
      <text:p text:style-name="P6"/>
      <text:p text:style-name="P6"/>
      <text:p text:style-name="P6">Wie kann ich einem Element per JavaScript CSS Klassen hinzufügen oder <text:span text:style-name="T20">wegnehmen</text:span>?</text:p>
      <text:p text:style-name="P6"/>
      <text:p text:style-name="P7"><text:span text:style-name="T10">1) Die Eigenschaft </text:span>classList:<text:line-break/></text:p>
      <text:p text:style-name="P6"><text:span text:style-name="T11">c</text:span><text:span text:style-name="T10">onst meinElement = document.querySelector('.</text:span><text:span text:style-name="T17">meineCSSKlasse</text:span><text:span text:style-name="T10">');</text:span></text:p>
      <text:p text:style-name="P6"><text:span text:style-name="T10">meinElement</text:span>.<text:span text:style-name="T14">classList</text:span>.<text:span text:style-name="T16">add</text:span>('nochNeCSSKlasse');</text:p>
      <text:p text:style-name="P6"/>
      <text:p text:style-name="P21">Jedes Element hat eine Eigenschaft <text:span text:style-name="T15">classList</text:span><text:span text:style-name="T4">. </text:span></text:p>
      <text:p text:style-name="P21">Darin sind alle CSS-Klassen enthalten, die ich dem HTML-Element per <text:span text:style-name="T4">class-Attribut </text:span>mitgegeben habe:</text:p>
      <text:p text:style-name="P20"/>
      <text:p text:style-name="P14">&lt;div class="<text:span text:style-name="T18">meineCSSKlasse</text:span>"&gt;</text:p>
      <text:p text:style-name="P13">Nach dem Hinzufügen hat das Element oben dann <text:span text:style-name="T4">beide</text:span> CSS-Klassen:</text:p>
      <text:p text:style-name="P12"><text:tab/>&lt;div class="<text:span text:style-name="T18">meineCSSKlasse </text:span><text:span text:style-name="T19">nochNeCSSKlasse</text:span>"&gt;<text:line-break/><text:span text:style-name="T9"><text:line-break/></text:span><text:span text:style-name="T21">Mit </text:span><text:span text:style-name="T6">.add('…') </text:span><text:span text:style-name="T11">füge ich eine Klasse hinzu.</text:span></text:p>
      <text:p text:style-name="P11"><text:span text:style-name="T10">Mit </text:span><text:span text:style-name="T4">.remove('...') </text:span><text:span text:style-name="T10">entferne ich eine (vorhandene) CSS-Klasse aus der </text:span><text:span text:style-name="T4">classList</text:span><text:span text:style-name="T10">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03:27.756372439</meta:creation-date>
    <dc:date>2023-04-05T17:44:20.043951934</dc:date>
    <meta:editing-duration>PT13M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263" meta:character-count="2066" meta:non-whitespace-character-count="1824"/>
  </office:meta>
</office:document-meta>
</file>